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text-properties style:font-name="Ubuntu" fo:font-size="14pt" style:font-size-asian="14pt" style:font-size-complex="14pt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2"/>
    <style:style style:name="P5" style:family="paragraph" style:parent-style-name="Standard">
      <style:text-properties style:font-name="Ubuntu" fo:font-size="14pt" style:font-size-asian="14pt" style:font-size-complex="14pt"/>
    </style:style>
    <style:style style:name="T1" style:family="text">
      <style:text-properties style:font-name="Ubuntu"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1. Введение: Определение понятия "власть"</text:span></text:span></text:p>
      <text:p text:style-name="Text_20_body"><text:span text:style-name="T1"><text:tab/>Власть – это центральный элемент организации любого общества. В самом общем виде, </text:span><text:span text:style-name="Strong_20_Emphasis"><text:span text:style-name="T1">власть – это способность и возможность одних людей (или групп людей) оказывать влияние на поведение и деятельность других</text:span></text:span><text:span text:style-name="T1">, используя различные средства, такие как воля, авторитет, право или принуждение.</text:span></text:p>
      <text:p text:style-name="P1"><text:tab/>Без власти невозможно представить себе существование сложного, организованного социума. Она выступает главным инструментом, который упорядочивает общественные отношения, предотвращает хаос и направляет коллективные усилия на достижение общих целей. Цель данного доклада – рассмотреть, какие именно функции выполняет власть и в чем заключается ее ключевое значение.</text:p>
      <text:p text:style-name="Text_20_body"><text:span text:style-name="Strong_20_Emphasis"><text:span text:style-name="T1">2. Основные функции власти в обществе</text:span></text:span></text:p>
      <text:p text:style-name="P1">Власть выполняет ряд жизненно важных для общества функций:</text:p>
      <text:list text:style-name="L1">
        <text:list-item>
          <text:p text:style-name="P2"><text:span text:style-name="Strong_20_Emphasis"><text:span text:style-name="T1">2.1. Регулятивная функция.</text:span></text:span><text:span text:style-name="T1"> Это главная функция. Власть устанавливает общие для всех правила поведения – законы, нормы и стандарты. Это позволяет сделать жизнь в обществе предсказуемой и упорядоченной. Например, правила дорожного движения, установленные властью, предотвращают хаос на дорогах.</text:span></text:p>
        </text:list-item>
        <text:list-item>
          <text:p text:style-name="P2"><text:span text:style-name="Strong_20_Emphasis"><text:span text:style-name="T1">2.2. Организационная функция.</text:span></text:span><text:span text:style-name="T1"> Власть организует и координирует совместную деятельность людей для решения крупных задач, которые невозможно выполнить в одиночку. Сюда относится строительство инфраструктуры (дорог, больниц, школ), развитие науки, организация системы здравоохранения и образования.</text:span></text:p>
        </text:list-item>
        <text:list-item>
          <text:p text:style-name="P2"><text:span text:style-name="Strong_20_Emphasis"><text:span text:style-name="T1">2.3. Защитная функция.</text:span></text:span><text:span text:style-name="T1"> Власть обеспечивает безопасность общества как от внешних угроз (с помощью армии), так и от внутренних (с помощью полиции и судебной системы). Она защищает права и свободы граждан, а также их собственность.</text:span></text:p>
        </text:list-item>
        <text:list-item>
          <text:p text:style-name="P2"><text:span text:style-name="Strong_20_Emphasis"><text:span text:style-name="T1">2.4. Контролирующая функция.</text:span></text:span><text:span text:style-name="T1"> Власть не только устанавливает правила, но и следит за их исполнением. Для этого существуют надзорные органы, которые применяют санкции к нарушителям, обеспечивая неотвратимость наказания.</text:span></text:p>
        </text:list-item>
      </text:list>
      <text:p text:style-name="Text_20_body"><text:span text:style-name="Strong_20_Emphasis"><text:span text:style-name="T1"/></text:span></text:p>
      <text:p text:style-name="P3"><text:span text:style-name="Strong_20_Emphasis"><text:span text:style-name="T1">3. Формы и уровни проявления власти</text:span></text:span></text:p>
      <text:p text:style-name="P1"><text:tab/>Власть не является однородным явлением и проявляется в разных формах и на разных уровнях:</text:p>
      <text:list text:style-name="L2">
        <text:list-item>
          <text:p text:style-name="P4"><text:span text:style-name="Strong_20_Emphasis"><text:span text:style-name="T1">3.1. Государственная (политическая) власть.</text:span></text:span><text:span text:style-name="T1"> Это наиболее масштабная форма власти, которая распространяется на все общество в пределах одной страны. Ее особенность в том, что она имеет монополию на легальное применение силы (например, через полицию) и ее решения обязательны для всех граждан.</text:span></text:p>
        </text:list-item>
        <text:list-item>
          <text:p text:style-name="P4"><text:span text:style-name="Strong_20_Emphasis"><text:span text:style-name="T1">3.2. Экономическая власть.</text:span></text:span><text:span text:style-name="T1"> Основана на владении значительными материальными ресурсами. Крупные корпорации и банки обладают экономической властью, так как могут влиять на рынок труда, определять экономическую политику и даже лоббировать свои интересы в правительстве.</text:span></text:p>
        </text:list-item>
        <text:list-item>
          <text:p text:style-name="P4"><text:span text:style-name="Strong_20_Emphasis"><text:span text:style-name="T1">3.3. Социальная власть.</text:span></text:span><text:span text:style-name="T1"> Мы сталкиваемся с ней в повседневной жизни. Примеры:</text:span></text:p>
          <text:list>
            <text:list-item>
              <text:p text:style-name="P4"><text:span text:style-name="Strong_20_Emphasis"><text:span text:style-name="T1">В семье:</text:span></text:span><text:span text:style-name="T1"> власть родителей над детьми, основанная на авторитете и ответственности.</text:span></text:p>
            </text:list-item>
            <text:list-item>
              <text:p text:style-name="P4"><text:span text:style-name="Strong_20_Emphasis"><text:span text:style-name="T1">В учебном заведении:</text:span></text:span><text:span text:style-name="T1"> власть преподавателя, необходимая для организации обучения.</text:span></text:p>
            </text:list-item>
            <text:list-item>
              <text:p text:style-name="P4"><text:span text:style-name="Strong_20_Emphasis"><text:span text:style-name="T1">В рабочем коллективе:</text:span></text:span><text:span text:style-name="T1"> власть руководителя над подчиненными.</text:span></text:p>
            </text:list-item>
          </text:list>
        </text:list-item>
        <text:list-item>
          <text:p text:style-name="P4"><text:span text:style-name="Strong_20_Emphasis"><text:span text:style-name="T1">3.4. Духовно-информационная власть.</text:span></text:span><text:span text:style-name="T1"> Это власть идей, знаний и информации. Ее носителями являются СМИ, религиозные организации, деятели науки и культуры. Они формируют общественное мнение, ценности и мировоззрение людей, влияя на их поведение без прямого принуждения.</text:span></text:p>
        </text:list-item>
      </text:list>
      <text:p text:style-name="Text_20_body"><text:span text:style-name="Strong_20_Emphasis"><text:span text:style-name="T1">4. Власть и легитимность</text:span></text:span></text:p>
      <text:p text:style-name="Text_20_body"><text:span text:style-name="T1"><text:tab/>Для стабильного существования власти недостаточно опираться только на силу. Важнейшим ее свойством является </text:span><text:span text:style-name="Strong_20_Emphasis"><text:span text:style-name="T1">легитимность</text:span></text:span><text:span text:style-name="T1">.</text:span></text:p>
      <text:p text:style-name="Text_20_body"><text:span text:style-name="Strong_20_Emphasis"><text:span text:style-name="T1"><text:tab/>Легитимность – это добровольное признание власти населением, вера в то, что она имеет право управлять, а ее решения справедливы и законны.</text:span></text:span><text:span text:style-name="T1"> Легитимная власть опирается не на страх наказания, а на внутреннее согласие граждан подчиняться. Такое общество гораздо более стабильно, так как люди исполняют законы </text:span><text:soft-page-break/><text:span text:style-name="T1">осознанно. Если же власть теряет легитимность, это часто приводит к социальным протестам, нестабильности и даже революциям.</text:span></text:p>
      <text:p text:style-name="Text_20_body"><text:span text:style-name="Strong_20_Emphasis"><text:span text:style-name="T1">5. Заключение</text:span></text:span></text:p>
      <text:p text:style-name="P1"><text:tab/>Подводя итог, можно утверждать, что власть является неизбежным и необходимым условием существования любого организованного общества. Она выполняет важнейшие функции по регуляции, организации и защите общественной жизни. Пронизывая все уровни социальных отношений, от семьи до государства, власть создает тот каркас, который обеспечивает стабильность и дает возможность для развития.</text:p>
      <text:p text:style-name="P1"><text:tab/>Главная задача для современного общества заключается не в том, чтобы избавиться от власти, а в том, чтобы создать эффективные механизмы ее контроля. Это необходимо для того, чтобы власть была справедливой, подотчетной народу и действовала в интересах всего общества, а не отдельных групп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10:44:18.251511453</meta:creation-date>
    <dc:date>2025-10-06T10:45:54.965876940</dc:date>
    <meta:editing-duration>PT1M38S</meta:editing-duration>
    <meta:editing-cycles>1</meta:editing-cycles>
    <meta:document-statistic meta:table-count="0" meta:image-count="0" meta:object-count="0" meta:page-count="3" meta:paragraph-count="24" meta:word-count="574" meta:character-count="4334" meta:non-whitespace-character-count="3783"/>
    <meta:generator>LibreOffice/25.8.1.1$Linux_X86_64 LibreOffice_project/b8b78ba23aae86d510cf2b39c7a2a9bdb3d77d6a</meta:generator>
  </office:meta>
</office:document-meta>
</file>